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e181e" loext:opacity="100%" fo:font-style="italic" fo:font-weight="bold" officeooo:rsid="001e891d" officeooo:paragraph-rsid="001e891d" style:font-style-asian="italic" style:font-weight-asian="bold" style:font-style-complex="italic" style:font-weight-complex="bold"/>
    </style:style>
    <style:style style:name="P2" style:family="paragraph" style:parent-style-name="Standard">
      <style:text-properties fo:color="#ce181e" loext:opacity="100%" fo:font-style="italic" fo:font-weight="bold" officeooo:rsid="00207a85" officeooo:paragraph-rsid="00207a85" style:font-style-asian="italic" style:font-weight-asian="bold" style:font-style-complex="italic" style:font-weight-complex="bold"/>
    </style:style>
    <style:style style:name="P3" style:family="paragraph" style:parent-style-name="Standard">
      <style:text-properties fo:color="#ce181e" loext:opacity="100%" fo:font-style="italic" fo:font-weight="bold" officeooo:rsid="0020e142" officeooo:paragraph-rsid="0020e142" style:font-style-asian="italic" style:font-weight-asian="bold" style:font-style-complex="italic" style:font-weight-complex="bold"/>
    </style:style>
    <style:style style:name="P4" style:family="paragraph" style:parent-style-name="Standard">
      <style:text-properties fo:color="#ce181e" loext:opacity="100%" fo:font-style="italic" fo:font-weight="bold" officeooo:rsid="00229531" officeooo:paragraph-rsid="00229531" style:font-style-asian="italic" style:font-weight-asian="bold" style:font-style-complex="italic" style:font-weight-complex="bold"/>
    </style:style>
    <style:style style:name="P5" style:family="paragraph" style:parent-style-name="Standard">
      <style:text-properties fo:color="#ce181e" loext:opacity="100%" fo:font-style="italic" fo:font-weight="bold" officeooo:rsid="002472bc" officeooo:paragraph-rsid="002472bc" style:font-style-asian="italic" style:font-weight-asian="bold" style:font-style-complex="italic" style:font-weight-complex="bold"/>
    </style:style>
    <style:style style:name="P6" style:family="paragraph" style:parent-style-name="Standard">
      <style:text-properties fo:color="#000000" loext:opacity="100%" fo:font-style="italic" fo:font-weight="bold" style:font-style-asian="italic" style:font-weight-asian="bold" style:font-style-complex="italic" style:font-weight-complex="bold"/>
    </style:style>
    <style:style style:name="P7" style:family="paragraph" style:parent-style-name="Standard">
      <style:text-properties fo:color="#000000" loext:opacity="100%" fo:font-style="italic" fo:font-weight="bold" officeooo:rsid="001e891d" officeooo:paragraph-rsid="001e891d" style:font-style-asian="italic" style:font-weight-asian="bold" style:font-style-complex="italic" style:font-weight-complex="bold"/>
    </style:style>
    <style:style style:name="P8" style:family="paragraph" style:parent-style-name="Standard">
      <style:text-properties fo:color="#000000" loext:opacity="100%" fo:font-style="italic" fo:font-weight="bold" officeooo:rsid="0020e142" officeooo:paragraph-rsid="0020e142" style:font-style-asian="italic" style:font-weight-asian="bold" style:font-style-complex="italic" style:font-weight-complex="bold"/>
    </style:style>
    <style:style style:name="P9" style:family="paragraph" style:parent-style-name="Standard">
      <style:text-properties fo:color="#000000" loext:opacity="100%" fo:font-style="italic" fo:font-weight="bold" officeooo:rsid="00229531" officeooo:paragraph-rsid="00229531" style:font-style-asian="italic" style:font-weight-asian="bold" style:font-style-complex="italic" style:font-weight-complex="bold"/>
    </style:style>
    <style:style style:name="P10" style:family="paragraph" style:parent-style-name="Standard">
      <style:text-properties fo:color="#72bf44" loext:opacity="100%" fo:font-style="italic" fo:font-weight="bold" officeooo:rsid="001e891d" officeooo:paragraph-rsid="001e891d" style:font-style-asian="italic" style:font-weight-asian="bold" style:font-style-complex="italic" style:font-weight-complex="bold"/>
    </style:style>
    <style:style style:name="P11" style:family="paragraph" style:parent-style-name="Standard">
      <style:text-properties fo:color="#72bf44" loext:opacity="100%" fo:font-style="italic" fo:font-weight="bold" officeooo:rsid="00229531" officeooo:paragraph-rsid="00229531" style:font-style-asian="italic" style:font-weight-asian="bold" style:font-style-complex="italic" style:font-weight-complex="bold"/>
    </style:style>
    <style:style style:name="P12" style:family="paragraph" style:parent-style-name="Standard">
      <style:text-properties fo:color="#ce181e" loext:opacity="100%" fo:font-style="italic" fo:font-weight="bold" officeooo:rsid="001e891d" officeooo:paragraph-rsid="001e891d" style:font-style-asian="italic" style:font-weight-asian="bold" style:font-style-complex="italic" style:font-weight-complex="bold"/>
    </style:style>
    <style:style style:name="P13" style:family="paragraph" style:parent-style-name="Standard">
      <style:text-properties fo:color="#ce181e" loext:opacity="100%" fo:font-style="italic" fo:font-weight="bold" officeooo:rsid="00263412" officeooo:paragraph-rsid="00263412" style:font-style-asian="italic" style:font-weight-asian="bold" style:font-style-complex="italic" style:font-weight-complex="bold"/>
    </style:style>
    <style:style style:name="P14" style:family="paragraph" style:parent-style-name="Standard">
      <style:text-properties fo:color="#ce181e" loext:opacity="100%" fo:font-style="italic" fo:font-weight="bold" officeooo:rsid="0020e142" officeooo:paragraph-rsid="00207a85" style:font-style-asian="italic" style:font-weight-asian="bold" style:font-style-complex="italic" style:font-weight-complex="bold"/>
    </style:style>
    <style:style style:name="P15" style:family="paragraph" style:parent-style-name="Standard">
      <style:text-properties fo:color="#ce181e" loext:opacity="100%" fo:font-style="italic" fo:font-weight="bold" officeooo:rsid="0020e142" officeooo:paragraph-rsid="0020e142" style:font-style-asian="italic" style:font-weight-asian="bold" style:font-style-complex="italic" style:font-weight-complex="bold"/>
    </style:style>
    <style:style style:name="P16" style:family="paragraph" style:parent-style-name="Standard">
      <style:text-properties fo:color="#ce181e" loext:opacity="100%" fo:font-style="italic" fo:font-weight="bold" officeooo:rsid="00316144" officeooo:paragraph-rsid="00316144" style:font-style-asian="italic" style:font-weight-asian="bold" style:font-style-complex="italic" style:font-weight-complex="bold"/>
    </style:style>
    <style:style style:name="P17" style:family="paragraph" style:parent-style-name="Standard">
      <style:text-properties fo:color="#ce181e" loext:opacity="100%" fo:font-style="italic" fo:font-weight="bold" officeooo:rsid="00229531" officeooo:paragraph-rsid="00355a2c" style:font-style-asian="italic" style:font-weight-asian="bold" style:font-style-complex="italic" style:font-weight-complex="bold"/>
    </style:style>
    <style:style style:name="P18" style:family="paragraph" style:parent-style-name="Standard">
      <style:text-properties fo:color="#ff8000" loext:opacity="100%" fo:font-weight="bold" officeooo:paragraph-rsid="00263412" style:font-weight-asian="bold" style:font-weight-complex="bold"/>
    </style:style>
    <style:style style:name="P19" style:family="paragraph" style:parent-style-name="Standard">
      <style:text-properties fo:color="#81d41a" loext:opacity="100%" fo:font-style="italic" fo:font-weight="bold" officeooo:rsid="0020e142" officeooo:paragraph-rsid="0020e142" style:font-style-asian="italic" style:font-weight-asian="bold" style:font-style-complex="italic" style:font-weight-complex="bold"/>
    </style:style>
    <style:style style:name="P20" style:family="paragraph" style:parent-style-name="Standard">
      <style:text-properties fo:color="#000000" loext:opacity="100%" fo:font-style="italic" fo:font-weight="bold" officeooo:rsid="001e891d" officeooo:paragraph-rsid="001e891d" style:font-style-asian="italic" style:font-weight-asian="bold" style:font-style-complex="italic" style:font-weight-complex="bold"/>
    </style:style>
    <style:style style:name="P21" style:family="paragraph" style:parent-style-name="Standard">
      <style:text-properties fo:color="#000000" loext:opacity="100%" fo:font-style="italic" fo:font-weight="bold" officeooo:rsid="00295ba3" officeooo:paragraph-rsid="00295ba3" style:font-style-asian="italic" style:font-weight-asian="bold" style:font-style-complex="italic" style:font-weight-complex="bold"/>
    </style:style>
    <style:style style:name="P22" style:family="paragraph" style:parent-style-name="Standard">
      <style:text-properties fo:color="#000000" loext:opacity="100%" fo:font-style="italic" fo:font-weight="bold" officeooo:rsid="00207a85" officeooo:paragraph-rsid="00207a85" style:font-style-asian="italic" style:font-weight-asian="bold" style:font-style-complex="italic" style:font-weight-complex="bold"/>
    </style:style>
    <style:style style:name="P23" style:family="paragraph" style:parent-style-name="Standard">
      <style:text-properties fo:color="#000000" loext:opacity="100%" fo:font-style="italic" fo:font-weight="bold" officeooo:rsid="002adeec" officeooo:paragraph-rsid="002adeec" style:font-style-asian="italic" style:font-weight-asian="bold" style:font-style-complex="italic" style:font-weight-complex="bold"/>
    </style:style>
    <style:style style:name="P24" style:family="paragraph" style:parent-style-name="Standard">
      <style:text-properties fo:color="#000000" loext:opacity="100%" fo:font-style="italic" fo:font-weight="bold" officeooo:rsid="0020e142" officeooo:paragraph-rsid="0020e142" style:font-style-asian="italic" style:font-weight-asian="bold" style:font-style-complex="italic" style:font-weight-complex="bold"/>
    </style:style>
    <style:style style:name="P25" style:family="paragraph" style:parent-style-name="Standard">
      <style:text-properties fo:color="#000000" loext:opacity="100%" fo:font-style="italic" fo:font-weight="bold" officeooo:rsid="002fcb97" officeooo:paragraph-rsid="002fcb97" style:font-style-asian="italic" style:font-weight-asian="bold" style:font-style-complex="italic" style:font-weight-complex="bold"/>
    </style:style>
    <style:style style:name="P26" style:family="paragraph" style:parent-style-name="Standard">
      <style:text-properties fo:color="#000000" loext:opacity="100%" fo:font-style="italic" fo:font-weight="bold" officeooo:rsid="0033cf9c" officeooo:paragraph-rsid="0033cf9c" style:font-style-asian="italic" style:font-weight-asian="bold" style:font-style-complex="italic" style:font-weight-complex="bold"/>
    </style:style>
    <style:style style:name="P27" style:family="paragraph" style:parent-style-name="Standard">
      <style:text-properties fo:color="#000000" loext:opacity="100%" fo:font-style="italic" fo:font-weight="bold" officeooo:rsid="00355a2c" officeooo:paragraph-rsid="00355a2c" style:font-style-asian="italic" style:font-weight-asian="bold" style:font-style-complex="italic" style:font-weight-complex="bold"/>
    </style:style>
    <style:style style:name="P28" style:family="paragraph" style:parent-style-name="Standard">
      <style:text-properties fo:color="#000000" loext:opacity="100%" fo:font-style="italic" fo:font-weight="bold" officeooo:rsid="0035a1fc" officeooo:paragraph-rsid="0035a1fc" style:font-style-asian="italic" style:font-weight-asian="bold" style:font-style-complex="italic" style:font-weight-complex="bold"/>
    </style:style>
    <style:style style:name="P29" style:family="paragraph" style:parent-style-name="Standard">
      <style:text-properties fo:color="#000000" loext:opacity="100%" fo:font-style="italic" fo:font-weight="bold" officeooo:rsid="00229531" officeooo:paragraph-rsid="00229531" style:font-style-asian="italic" style:font-weight-asian="bold" style:font-style-complex="italic" style:font-weight-complex="bold"/>
    </style:style>
    <style:style style:name="P30" style:family="paragraph" style:parent-style-name="Standard">
      <style:text-properties fo:color="#000000" loext:opacity="100%" fo:font-style="italic" fo:font-weight="bold" officeooo:rsid="00371412" officeooo:paragraph-rsid="00371412" style:font-style-asian="italic" style:font-weight-asian="bold" style:font-style-complex="italic" style:font-weight-complex="bold"/>
    </style:style>
    <style:style style:name="P31" style:family="paragraph" style:parent-style-name="Standard">
      <style:text-properties fo:color="#000000" loext:opacity="100%" fo:font-style="italic" fo:font-weight="normal" officeooo:rsid="00207a85" officeooo:paragraph-rsid="002adeec" style:font-style-asian="italic" style:font-weight-asian="normal" style:font-style-complex="italic" style:font-weight-complex="normal"/>
    </style:style>
    <style:style style:name="P32" style:family="paragraph" style:parent-style-name="Standard">
      <style:text-properties fo:color="#000000" loext:opacity="100%" fo:font-style="normal" fo:font-weight="normal" officeooo:rsid="00316144" officeooo:paragraph-rsid="00316144" style:font-style-asian="normal" style:font-weight-asian="normal" style:font-style-complex="normal" style:font-weight-complex="normal"/>
    </style:style>
    <style:style style:name="P33" style:family="paragraph" style:parent-style-name="Standard">
      <style:text-properties fo:font-weight="normal" officeooo:paragraph-rsid="002adeec" style:font-weight-asian="normal" style:font-weight-complex="normal"/>
    </style:style>
    <style:style style:name="P34" style:family="paragraph" style:parent-style-name="Standard">
      <style:text-properties officeooo:paragraph-rsid="002fcb97"/>
    </style:style>
    <style:style style:name="P35" style:family="paragraph" style:parent-style-name="Standard">
      <style:text-properties fo:color="#c9211e" loext:opacity="100%" fo:font-style="italic" fo:font-weight="bold" officeooo:rsid="00316144" officeooo:paragraph-rsid="00316144" style:font-style-asian="italic" style:font-weight-asian="bold" style:font-style-complex="italic" style:font-weight-complex="bold"/>
    </style:style>
    <style:style style:name="P36" style:family="paragraph" style:parent-style-name="Standard">
      <style:text-properties fo:color="#c9211e" loext:opacity="100%" fo:font-style="italic" fo:font-weight="bold" officeooo:rsid="0035a1fc" officeooo:paragraph-rsid="0035a1fc" style:font-style-asian="italic" style:font-weight-asian="bold" style:font-style-complex="italic" style:font-weight-complex="bold"/>
    </style:style>
    <style:style style:name="P37" style:family="paragraph" style:parent-style-name="Text_20_body">
      <style:text-properties fo:color="#000000" loext:opacity="100%" fo:font-style="italic" fo:font-weight="normal" officeooo:rsid="0020e142" officeooo:paragraph-rsid="0020e142" style:font-style-asian="italic" style:font-weight-asian="normal" style:font-style-complex="italic" style:font-weight-complex="normal"/>
    </style:style>
    <style:style style:name="P38" style:family="paragraph" style:parent-style-name="Text_20_body">
      <style:text-properties fo:color="#000000" loext:opacity="100%" fo:font-weight="normal" style:font-weight-asian="normal" style:font-weight-complex="normal"/>
    </style:style>
    <style:style style:name="T1" style:family="text">
      <style:text-properties officeooo:rsid="00207a85"/>
    </style:style>
    <style:style style:name="T2" style:family="text">
      <style:text-properties fo:color="#ce181e" loext:opacity="100%"/>
    </style:style>
    <style:style style:name="T3" style:family="text">
      <style:text-properties fo:color="#ce181e" loext:opacity="100%" officeooo:rsid="00207a85"/>
    </style:style>
    <style:style style:name="T4" style:family="text">
      <style:text-properties fo:color="#ce181e" loext:opacity="100%" officeooo:rsid="00316144"/>
    </style:style>
    <style:style style:name="T5" style:family="text">
      <style:text-properties fo:color="#ce181e" loext:opacity="100%" officeooo:rsid="0035a1fc"/>
    </style:style>
    <style:style style:name="T6" style:family="text">
      <style:text-properties fo:font-style="italic" officeooo:rsid="00263412" style:font-style-asian="italic" style:font-style-complex="italic"/>
    </style:style>
    <style:style style:name="T7" style:family="text">
      <style:text-properties officeooo:rsid="002832ea"/>
    </style:style>
    <style:style style:name="T8" style:family="text">
      <style:text-properties officeooo:rsid="00206a4d"/>
    </style:style>
    <style:style style:name="T9" style:family="text">
      <style:text-properties officeooo:rsid="00224caf"/>
    </style:style>
    <style:style style:name="T10" style:family="text">
      <style:text-properties officeooo:rsid="002be5ad"/>
    </style:style>
    <style:style style:name="T11" style:family="text">
      <style:text-properties officeooo:rsid="00244fc3"/>
    </style:style>
    <style:style style:name="T12" style:family="text">
      <style:text-properties officeooo:rsid="00263819"/>
    </style:style>
    <style:style style:name="T13" style:family="text">
      <style:text-properties officeooo:rsid="00316144"/>
    </style:style>
    <style:style style:name="T14" style:family="text">
      <style:text-properties officeooo:rsid="0035a1fc"/>
    </style:style>
    <style:style style:name="T15" style:family="text">
      <style:text-properties fo:color="#c9211e" loext:opacity="100%"/>
    </style:style>
    <style:style style:name="T16" style:family="text">
      <style:text-properties officeooo:rsid="00371412"/>
    </style:style>
    <style:style style:name="T17" style:family="text">
      <style:text-properties officeooo:rsid="00387904"/>
    </style:style>
    <style:style style:name="T18" style:family="text">
      <style:text-properties officeooo:rsid="00396a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lease edit your bibliography to limit the number of names per reference for articles with more than 5 authors to a maximum of</text:p>
      <text:p text:style-name="P6">three names, followed by et al. This journal prefers a style where only one author name, followed by et al., is cited when more than 5</text:p>
      <text:p text:style-name="P6">authors are on the author list.</text:p>
      <text:p text:style-name="P7"/>
      <text:p text:style-name="P10">Done</text:p>
      <text:p text:style-name="P7"/>
      <text:p text:style-name="P7">In general I think the paper would profit from a few more figures, especially</text:p>
      <text:p text:style-name="P7">- a drawing of the CALIFA layout</text:p>
      <text:p text:style-name="P7">- a more direct comparison of the reconstructed (clustered) energy to the true particle energy, and the dependence on the distance between particles (I think there must be such a dependence, but it is not really discussed in the paper)</text:p>
      <text:p text:style-name="P1"/>
      <text:p text:style-name="P18"><text:span text:style-name="T6">Take picture from paper: </text:span>Commissioning of the CALIFA Barrel Calorimeter of the R3B Experiment at FAIR</text:p>
      <text:p text:style-name="P13"/>
      <text:p text:style-name="P7"/>
      <text:p text:style-name="P1">Get histogram of well-reco vs true energy…</text:p>
      <text:p text:style-name="P1"/>
      <text:p text:style-name="P1">Yes, there is a dependence on the distance between the particles. The closer in space(and time) the more probable it is that they get misreconstructed. Idea: create events, with two gammas, same time (just some random walk for sub-hits) and then plot true_pos vs angle between the two gammas </text:p>
      <text:p text:style-name="P1"/>
      <text:p text:style-name="P1"/>
      <text:p text:style-name="P7">- l. 21 ff: some more details on the CALIFA layout would be useful, e.g. a drawing (see above), the (typical) size of the crystals (in cm <text:span text:style-name="T1">an</text:span>d in Moliere radius and radiation length)</text:p>
      <text:p text:style-name="P7"/>
      <text:p text:style-name="P2">Maybe add this info as caption in the CALIFA plot above</text:p>
      <text:p text:style-name="P7"/>
      <text:p text:style-name="P7">- l. 28: what is "high rate" in this context?</text:p>
      <text:p text:style-name="P21">Up to <text:span text:style-name="T3">O(10^</text:span><text:span text:style-name="T2">4</text:span><text:span text:style-name="T3">) </text:span><text:span text:style-name="T2">ions/s. Added in paper. </text:span></text:p>
      <text:p text:style-name="P2"/>
      <text:p text:style-name="P2"/>
      <text:p text:style-name="P22">- l. 98 ff: do I understand correctly that the cluster position is not updated while adding hits to the seed hit? and also that you always first finish the cluster seeded from the highest energy hit, even if there is a close-by second cluster where the seed hit is outside the cone of the first cluster, but there are some hits that sit in the cones of both seeds? has this procedure been optimised?</text:p>
      <text:p text:style-name="P22"/>
      <text:p text:style-name="P23">Yes correctly, there is no cluster center update. The main idea behind is that the hit with the highest energy is assumed to be the first interaction of the gamma (from a reaction <text:span text:style-name="T10">of the projectile</text:span> in the target) with the detector material. Moving <text:span text:style-name="T10">the center position changes the azimuthal angle which is crucial for the Doppler correction. Hence updating the center position could help to catch the outmost hits but on the other side shift the “true” azimuthal angle and therefore distort the Doppler corrected energy. </text:span></text:p>
      <text:p text:style-name="P23">The cluster reconstruction works step by step, meaning that one cluster after another is reconstructed. There is no simultaneous cluster building with hit sharing etc. </text:p>
      <text:p text:style-name="P22"/>
      <text:p text:style-name="P23">Rewised Section:</text:p>
      <text:p text:style-name="P23"/>
      <text:p text:style-name="P33"><text:soft-page-break/><text:span text:style-name="T8">For the</text:span><text:span text:style-name="T9"> </text:span><text:span text:style-name="T8">cluster reconstruction all </text:span>detected hits are sorted in a list by descending energy. A user-defined cluster shape, typically a cone with an aperture of 0.25 rad, is chosen. This value represents an optimal balance between the compact, high-energy clusters characteristic of light charged particles and the more diffuse showers produced by gamma rays. </text:p>
      <text:p text:style-name="P31">The clustering process begins by <text:span text:style-name="T8">assigning</text:span> the hit with the highest energy as the center of the first cluster. The algorithm iterates through the remaining hits in the sorted list. A hit is added to the current cluster if its angle relative to the cluster's central hit is within the defined aperture. After all hits in the list have been processed, the assigned hits are removed. The hit with the highest remaining energy is then selected as the <text:span text:style-name="T9">center of</text:span> a new cluster, and the process is repeated <text:span text:style-name="T9">until no unassigned hits remain. </text:span></text:p>
      <text:p text:style-name="P14"/>
      <text:p text:style-name="P3"/>
      <text:p text:style-name="P8">- l. 109: please mention the physics list that has been used in Geant4, and the Geant4 version number</text:p>
      <text:p text:style-name="P19">geant4-11-02, <text:span text:style-name="T7">Physics List:QGSP_BERT_HP</text:span></text:p>
      <text:p text:style-name="P5"/>
      <text:p text:style-name="P5"/>
      <text:p text:style-name="P8">- l. 122: I cannot really judge how realistic these event topologies are, but I find it at least surprising that the number of gammas is always 3.</text:p>
      <text:p text:style-name="P3"/>
      <text:p text:style-name="P37">You are correct that from a pure physics standpoint, it is unexpected to have exactly three gammas every time. This was a rudimentary observation based on specific experimental campaigns, such as (p2p) experiments where we observed around 10 low-energy hits. For other physics cases, like fission, we might expect to see more clusters in CALIFA, while others may produce fewer.</text:p>
      <text:p text:style-name="P38">The main goal of our algorithm is not to focus on the exact number of gammas. Instead, we want the algorithm to learn the correlation between hits and the shape of the clusters so that it can accurately group hits together. The choice to use a fixed number of gammas was an initial assumption to get the algorithm started on learning these more complex cluster properties.</text:p>
      <text:p text:style-name="P3"/>
      <text:p text:style-name="P3"/>
      <text:p text:style-name="P3"/>
      <text:p text:style-name="P3"/>
      <text:p text:style-name="P8">- l. 130: I find it a bit odd that the true energy is corrected for gammas that deposit only a fraction of their energy in the detector volume.</text:p>
      <text:p text:style-name="P8">Would it not make more sense to restrict the angles in the generation such that the showers of all gammas are fully contained in the</text:p>
      <text:p text:style-name="P8">detector?</text:p>
      <text:p text:style-name="P25">Here the revised version of the sentence to clarify:</text:p>
      <text:p text:style-name="P34">Event selection is limited to cases in which all three gamma rays are <text:span text:style-name="T11">emitted</text:span> within the geometrical acceptance of the CALIFA detector, which only partially encloses the target region. For gamma rays that deposit only a fraction of their energy in the detector volume – such as in cases where the incident <text:span text:style-name="T12">gamma</text:span> ray undergoes Compton scattering, deposits part of its energy in the calorimeter, and subsequently escapes the active volume<text:span text:style-name="T11"> - <text:s/></text:span>the corresponding true energy is adjusted to reflect only the energy actually deposited in CALIFA.</text:p>
      <text:p text:style-name="P25">I see your point. This was done more for simplicity, since it is a step wise process: you create the MC tracks of the primary gamma rays – they should be within the acceptance region of the detector. In the second step you simulate <text:span text:style-name="T13">the interaction of the gammas with the detector material.</text:span><text:span text:style-name="T4"> TODO: more explanation</text:span></text:p>
      <text:p text:style-name="P8"/>
      <text:p text:style-name="P3"/>
      <text:p text:style-name="P3"><text:soft-page-break/></text:p>
      <text:p text:style-name="P8">- l. 133: the total sample size of 20000 events looks rather small to me</text:p>
      <text:p text:style-name="P32">Since the feature size of 12 is small the <text:s/>complexity of reconstruction task is not that high. As shown by the loss curve for both training and validation the loss converges for both of them. And from the metrics results for training and validation no overfitting is observed. </text:p>
      <text:p text:style-name="P16">TODO: insert loss curve</text:p>
      <text:p text:style-name="P8"/>
      <text:p text:style-name="P8">- section 2.4: I think in addition to the performance metrics defined here, that are purely based on hit-counting, it would be interesting to also look at quantities related to the energy</text:p>
      <text:p text:style-name="P35">TODO: insert reco vs true energy</text:p>
      <text:p text:style-name="P3"/>
      <text:p text:style-name="P8"/>
      <text:p text:style-name="P8">- l. 207: how did you decide to stop after 8 * 10^4 epochs? How do the losses look like for the training and the test data samples?</text:p>
      <text:p text:style-name="P8">- discussion of figure 2: I'm not sure what is plotted here: individual cluster energy, or sum of all clustered energies? And are all the</text:p>
      <text:p text:style-name="P8">clusters fully contained in the detector volume, or do you expect reduced true energies due to the procedure described in l. 130? By how</text:p>
      <text:p text:style-name="P8">much deviates the number of reconstructed clusters from the true number of clusters?</text:p>
      <text:p text:style-name="P8"/>
      <text:p text:style-name="P26">TODO: insert the training and validation loss curve</text:p>
      <text:p text:style-name="P28">In Fig. 2 the individual cluster energy is plotted. I updated the caption to make this clearer. <text:span text:style-name="T15">And I have added the true cluster energy distribution.</text:span> <text:s/>As you point out I expect reduced true energies due to the procedure described in l.130. </text:p>
      <text:p text:style-name="P36">TODO: deviation #true clusters/reco clusters; <text:span text:style-name="T16">this should also be visible in metrics (we have more <text:s/>false negative which means that the #reco clusters is slightly larger than #true clusters)</text:span></text:p>
      <text:p text:style-name="P27">Reviewed caption:</text:p>
      <text:p text:style-name="P27">Reconstructed gamma <text:s/><text:span text:style-name="T14">cluster </text:span>energy spectrum from simulated events, each consisting of</text:p>
      <text:p text:style-name="P27">three 2.1 MeV gamma photons emitted from the target point. The upper <text:span text:style-name="T14">histogram</text:span> shows <text:span text:style-name="T14">the reconstructed energy distribution using the geometrical R3B clustering (pink) and the Agglo+Edge(</text:span><text:span text:style-name="T5">color</text:span><text:span text:style-name="T14">) method accordingly</text:span>. The lower panel displays the bin-by-bin count difference between the two approaches. The Agglo+Edge</text:p>
      <text:p text:style-name="P27">model demonstrates a significant improvement by successfully reattaching escaped hits, no-</text:p>
      <text:p text:style-name="P27">tably in cases where sparse energy deposits around 1.6 MeV and 0.5 MeV result from pair</text:p>
      <text:p text:style-name="P27">production and subsequent annihilation processes of the original gamma photons. This clean-</text:p>
      <text:p text:style-name="P27">up step leads to a marked reduction in false negatives <text:span text:style-name="T14">(i.e. reduction of bin counts at 0.5 and 1.6 MeV)</text:span> compared to the geometrical R3B clusterin<text:span text:style-name="T14">g and an enhancement of 2.1 MeV peak.</text:span></text:p>
      <text:p text:style-name="P27"/>
      <text:p text:style-name="P17"/>
      <text:p text:style-name="P4"/>
      <text:p text:style-name="P4"/>
      <text:p text:style-name="P4"/>
      <text:p text:style-name="P9">- discussion of the results: I think there are some rather easy additional studies and cross checks that might provide additional insights:</text:p>
      <text:p text:style-name="P9">- what happens if you apply the algorithms to events with 2 or 4 gammas?</text:p>
      <text:p text:style-name="P9"/>
      <text:p text:style-name="P4">Yes, with two gammas this could be done… <text:span text:style-name="T16">See above </text:span></text:p>
      <text:p text:style-name="P9"/>
      <text:p text:style-name="P9"/>
      <text:p text:style-name="P9">- discussion of the results: I find it really surprising that the edge clustering with the (relatively simple) pre-clustering with the geometric</text:p>
      <text:p text:style-name="P9"><text:soft-page-break/>algorithm leads to a better result than the edge clustering alone. Is there any way to get an idea why, e.g. by looking into events that are</text:p>
      <text:p text:style-name="P9">correctly clustered in one case, and incorrectly in the other?</text:p>
      <text:p text:style-name="P30">Yes, at the first glance this seems to be surprising. However, there are several aspects which may offer an explanation:</text:p>
      <text:p text:style-name="P30">→ no matter which clustering model we look at the metric which perform worst is the FN, meaning that the model more often do not merge a hit to the correct cluster than <text:span text:style-name="T17">wrongly </text:span>incorporating <text:span text:style-name="T17">a hit to another cluster. The preclustering step with the Agglo clustering allows the algorithm to specialize itself in decision making if a hit (or cluster) should be merged or not.</text:span></text:p>
      <text:p text:style-name="P30">→ <text:span text:style-name="T17">moreover to enforce this capability in the Agglo+Edge model, the Edge model here is only trained on preclustered events which are correctly clustered (TP) or on FP events, no false mixed (FM) events. This enhances again the learing process. </text:span></text:p>
      <text:p text:style-name="P30">→ <text:span text:style-name="T17">important to understand is that all “Edge” models discussed in this paper only do pairwise hit (or in preclusterd data also pairwise cluster) comparisons. No snapshot of the full event <text:s/></text:span><text:span text:style-name="T18">is done. This would involve some sophisticated transformer models (which did actually not succeed for our reconstruction problem). </text:span></text:p>
      <text:p text:style-name="P9"/>
      <text:p text:style-name="P4">Explain here a little bit: what is the disadvantage of Agglo, so the new agglo method is trained on false negative only… etc</text:p>
      <text:p text:style-name="P9"/>
      <text:p text:style-name="P9"/>
      <text:p text:style-name="P9"/>
      <text:p text:style-name="P9">- figure 3, example event: this seems to be a rather easy-to-reconstruct event, where a slightly increased cone radius would give the</text:p>
      <text:p text:style-name="P9">correct result for the geometrical clustering as well. Maybe a more complex event would be more interesting?</text:p>
      <text:p text:style-name="P9"/>
      <text:p text:style-name="P4">TRUE, need a good event, let’s see if I find a good one….</text:p>
      <text:p text:style-name="P9"/>
      <text:p text:style-name="P8"/>
      <text:p text:style-name="P8">- references: some references look incomplete (or not published), e.g. [1], [5]</text:p>
      <text:p text:style-name="P8">also, since LLMs have been used in the preparation, I would find it useful to have a link for each reference so I can easily check if it</text:p>
      <text:p text:style-name="P8">exists</text:p>
      <text:p text:style-name="P8"/>
      <text:p text:style-name="P11">DO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9T14:03:59.827006595</meta:creation-date>
    <dc:date>2025-08-05T22:57:49.835634850</dc:date>
    <meta:editing-duration>PT16M47S</meta:editing-duration>
    <meta:editing-cycles>3</meta:editing-cycles>
    <meta:generator>LibreOffice/7.3.7.2$Linux_X86_64 LibreOffice_project/30$Build-2</meta:generator>
    <meta:document-statistic meta:table-count="0" meta:image-count="0" meta:object-count="0" meta:page-count="4" meta:paragraph-count="68" meta:word-count="1769" meta:character-count="10345" meta:non-whitespace-character-count="8625"/>
  </office:meta>
</office:document-meta>
</file>